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800000082C391C9E9.png" manifest:media-type="image/png"/>
  <manifest:file-entry manifest:full-path="Pictures/10000201000001FF000001B7DBFD13A3.png" manifest:media-type="image/png"/>
  <manifest:file-entry manifest:full-path="Pictures/10000201000001E00000015C8F3A6B00.png" manifest:media-type="image/png"/>
  <manifest:file-entry manifest:full-path="Pictures/100002010000010700000112A3F8A0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variable"/>
    <style:font-face style:name="Futura" svg:font-family="Futu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draw:stroke="dash" draw:stroke-dash="_32__20_Dots_20_1_20_Dash" svg:stroke-color="#cccccc" draw:textarea-horizontal-align="justify" draw:textarea-vertical-align="top" draw:auto-grow-height="false" fo:min-height="6.903cm" fo:min-width="11.39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3f8fef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3676d0" draw:textarea-horizontal-align="center" draw:textarea-vertical-align="middle"/>
    </style:style>
    <style:style style:name="gr5" style:family="graphic" style:parent-style-name="measure">
      <style:graphic-properties draw:stroke="none" svg:stroke-color="#2199ff" draw:fill="solid" draw:fill-color="#cccccc" draw:textarea-horizontal-align="justify" draw:textarea-vertical-align="middle" draw:auto-grow-height="false" fo:min-height="0cm" fo:min-width="0.057cm"/>
    </style:style>
    <style:style style:name="gr6" style:family="graphic" style:parent-style-name="objectwithoutfill">
      <style:graphic-properties svg:stroke-color="#2199ff" draw:marker-end="Arrow" draw:marker-end-width="0.3cm" draw:fill="none" draw:textarea-vertical-align="middle"/>
    </style:style>
    <style:style style:name="gr7" style:family="graphic" style:parent-style-name="measure">
      <style:graphic-properties draw:stroke="dash" draw:stroke-dash="Fine_20_Dashed" svg:stroke-color="#ff950e" draw:marker-start="" draw:marker-end="Dimension_20_Lines" draw:textarea-vertical-align="middle"/>
    </style:style>
    <style:style style:name="gr8" style:family="graphic" style:parent-style-name="Object_20_with_20_no_20_fill_20_and_20_no_20_line">
      <style:graphic-properties draw:textarea-vertical-align="middle" draw:color-mode="greyscale" draw:luminance="0%" draw:contrast="0%" draw:gamma="100%" draw:red="0%" draw:green="0%" draw:blue="0%" fo:clip="rect(0cm, 0cm, 0cm, 0cm)" draw:image-opacity="50%" style:mirror="none"/>
    </style:style>
    <style:style style:name="gr9" style:family="graphic" style:parent-style-name="measure">
      <style:graphic-properties draw:stroke="none" svg:stroke-color="#2199ff" draw:fill="solid" draw:fill-color="#cccccc" draw:textarea-horizontal-align="justify" draw:textarea-vertical-align="middle" draw:auto-grow-height="false" fo:min-height="0cm" fo:min-width="0cm"/>
    </style:style>
    <style:style style:name="gr10" style:family="graphic" style:parent-style-name="measure">
      <style:graphic-properties draw:stroke="none" svg:stroke-color="#2199ff" draw:textarea-horizontal-align="justify" draw:textarea-vertical-align="middle" draw:auto-grow-height="false" fo:min-height="0.055cm" fo:min-width="0.11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2" style:family="graphic" style:parent-style-name="objectwithoutfill">
      <style:graphic-properties draw:stroke="dash" svg:stroke-color="#00ae00" draw:marker-start="Square_20_45" draw:marker-start-width="0.3cm" draw:marker-end="Square_20_45" draw:marker-end-width="0.3cm" draw:fill="none" draw:textarea-vertical-align="middl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stroke="dash" draw:stroke-dash="Dashed_20__28_var_29_" svg:stroke-color="#00ae00" draw:fill="none" draw:textarea-vertical-align="middle"/>
    </style:style>
    <style:style style:name="gr15" style:family="graphic" style:parent-style-name="measure">
      <style:graphic-properties draw:stroke="dash" draw:stroke-dash="Fine_20_Dashed" svg:stroke-color="#ff6633" draw:marker-start="" draw:marker-end="Dimension_20_Lines" draw:textarea-vertical-align="middl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7" style:family="graphic" style:parent-style-name="objectwithoutfill">
      <style:graphic-properties draw:stroke="dash" svg:stroke-color="#2199ff" draw:marker-start="Square_20_45" draw:marker-start-width="0.3cm" draw:marker-end="Square_20_45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Dashed_20__28_var_29_" svg:stroke-color="#2199ff" draw:fill="none" draw:textarea-vertical-align="middle"/>
    </style:style>
    <style:style style:name="gr19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objectwithoutfill">
      <style:graphic-properties svg:stroke-color="#cccccc" draw:fill="none" draw:textarea-vertical-align="middle"/>
    </style:style>
    <style:style style:name="gr21" style:family="graphic" style:parent-style-name="objectwithoutfill">
      <style:graphic-properties svg:stroke-color="#2199ff" draw:marker-end="Line_20_Arrow" draw:marker-end-width="0.3cm" draw:fill="none" draw:textarea-vertical-align="middle"/>
    </style:style>
    <style:style style:name="gr22" style:family="graphic" style:parent-style-name="Object_20_with_20_no_20_fill_20_and_20_no_20_line">
      <style:graphic-properties draw:stroke="none" svg:stroke-color="#2199ff" draw:fill="none" fo:min-height="0.472cm"/>
    </style:style>
    <style:style style:name="P1" style:family="paragraph">
      <style:paragraph-properties fo:text-align="center"/>
      <style:text-properties fo:color="#666666"/>
    </style:style>
    <style:style style:name="P2" style:family="paragraph">
      <style:paragraph-properties fo:text-align="center"/>
      <style:text-properties fo:color="#b3b3b3" fo:font-size="10pt" style:font-size-asian="10pt" style:font-size-complex="10pt"/>
    </style:style>
    <style:style style:name="P3" style:family="paragraph">
      <style:paragraph-properties fo:text-align="center"/>
      <style:text-properties fo:color="#b3b3b3" fo:font-size="11pt" style:font-size-asian="11pt" style:font-size-complex="11pt"/>
    </style:style>
    <style:style style:name="P4" style:family="paragraph">
      <style:paragraph-properties fo:text-align="center"/>
      <style:text-properties fo:color="#b3b3b3" fo:font-size="16pt" style:font-size-asian="16pt" style:font-size-complex="16pt"/>
    </style:style>
    <style:style style:name="P5" style:family="paragraph">
      <style:paragraph-properties fo:text-align="center"/>
      <style:text-properties fo:color="#b3b3b3" style:font-name="Helvetica" fo:font-size="14pt" style:font-size-asian="14pt" style:font-size-complex="14pt"/>
    </style:style>
    <style:style style:name="P6" style:family="paragraph">
      <loext:graphic-properties draw:fill="solid" draw:fill-color="#3f8fef"/>
      <style:paragraph-properties fo:text-align="center"/>
    </style:style>
    <style:style style:name="P7" style:family="paragraph">
      <loext:graphic-properties draw:fill="solid" draw:fill-color="#3676d0"/>
      <style:paragraph-properties fo:text-align="center"/>
    </style:style>
    <style:style style:name="P8" style:family="paragraph">
      <loext:graphic-properties draw:fill="solid" draw:fill-color="#cccccc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end"/>
      <style:text-properties fo:color="#999999" fo:font-size="11pt" style:font-size-asian="11pt" style:font-size-complex="11pt"/>
    </style:style>
    <style:style style:name="P14" style:family="paragraph">
      <loext:graphic-properties draw:fill="none" draw:fill-color="#ffffff"/>
      <style:text-properties fo:color="#999999" fo:font-size="11pt" style:font-size-asian="11pt" style:font-size-complex="11pt"/>
    </style:style>
    <style:style style:name="T1" style:family="text">
      <style:text-properties fo:color="#666666"/>
    </style:style>
    <style:style style:name="T2" style:family="text">
      <style:text-properties fo:color="#b3b3b3" fo:font-size="10pt" style:font-size-asian="10pt" style:font-size-complex="10pt"/>
    </style:style>
    <style:style style:name="T3" style:family="text">
      <style:text-properties fo:color="#b3b3b3"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999999" fo:font-size="12pt" style:font-size-asian="12pt" style:font-size-complex="12pt"/>
    </style:style>
    <style:style style:name="T6" style:family="text">
      <style:text-properties fo:color="#999999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895cm" svg:height="7.153cm" svg:x="4.708cm" svg:y="1.762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21cm" svg:height="0.959cm" svg:x="17.458cm" svg:y="25.813cm">
          <draw:image xlink:href="../../../../../../../../../../../Applications/LibreOffice.app/Contents/Resources/../Resources/gallery/arrows/A30-CurvedArrow-Gray.svg" xlink:type="simple" xlink:show="embed" xlink:actuate="onLoad">
            <text:p text:style-name="P2"><text:span text:style-name="T2">1</text:span></text:p>
          </draw:image>
          <draw:image xlink:href="Pictures/100002010000010700000112A3F8A04B.png" xlink:type="simple" xlink:show="embed" xlink:actuate="onLoad"/>
        </draw:frame>
        <draw:frame draw:style-name="gr2" draw:text-style-name="P5" draw:layer="layout" svg:width="0.921cm" svg:height="0.959cm" svg:x="19.294cm" svg:y="25.77cm">
          <draw:image xlink:href="../../../../../../../../../../../Applications/LibreOffice.app/Contents/Resources/../Resources/gallery/arrows/A30-CurvedArrow-Gray.svg" xlink:type="simple" xlink:show="embed" xlink:actuate="onLoad">
            <text:p text:style-name="P4"><text:span text:style-name="T3">∞</text:span></text:p>
          </draw:image>
          <draw:image xlink:href="Pictures/100002010000010700000112A3F8A04B.png" xlink:type="simple" xlink:show="embed" xlink:actuate="onLoad"/>
        </draw:frame>
        <draw:g>
          <draw:g>
            <draw:polygon draw:style-name="gr3" draw:text-style-name="P6" draw:layer="layout" svg:width="0.222cm" svg:height="0.445cm" svg:x="16.579cm" svg:y="26.047cm" svg:viewBox="0 0 223 446" draw:points="223,222 177,446 0,446 45,222 0,0 177,0">
              <text:p/>
            </draw:polygon>
            <draw:polygon draw:style-name="gr4" draw:text-style-name="P7" draw:layer="layout" svg:width="0.222cm" svg:height="0.445cm" svg:x="16.783cm" svg:y="26.047cm" svg:viewBox="0 0 223 446" draw:points="223,222 177,446 0,446 46,222 0,0 177,0">
              <text:p/>
            </draw:polygon>
          </draw:g>
          <draw:custom-shape draw:style-name="gr5" draw:text-style-name="P8" draw:layer="layout" svg:width="0.557cm" svg:height="0.056cm" svg:x="16.396cm" svg:y="25.96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557cm" svg:height="0.056cm" svg:x="16.396cm" svg:y="26.521cm">
            <text:p/>
            <draw:enhanced-geometry svg:viewBox="0 0 21600 21600" draw:type="rectangle" draw:enhanced-path="M 0 0 L 21600 0 21600 21600 0 21600 0 0 Z N"/>
          </draw:custom-shape>
        </draw:g>
        <draw:g xml:id="id1" draw:id="id1">
          <draw:g>
            <draw:polygon draw:style-name="gr3" draw:text-style-name="P6" draw:layer="layout" svg:width="0.222cm" svg:height="0.445cm" svg:x="5.653cm" svg:y="5.795cm" svg:viewBox="0 0 223 446" draw:points="223,222 177,446 0,446 45,222 0,0 177,0">
              <text:p/>
            </draw:polygon>
            <draw:polygon draw:style-name="gr4" draw:text-style-name="P7" draw:layer="layout" svg:width="0.222cm" svg:height="0.445cm" svg:x="5.857cm" svg:y="5.795cm" svg:viewBox="0 0 223 446" draw:points="223,222 177,446 0,446 46,222 0,0 177,0">
              <text:p/>
            </draw:polygon>
          </draw:g>
          <draw:custom-shape draw:style-name="gr5" draw:text-style-name="P8" draw:layer="layout" svg:width="0.557cm" svg:height="0.056cm" svg:x="5.47cm" svg:y="5.7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557cm" svg:height="0.056cm" svg:x="5.47cm" svg:y="6.269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5" xml:id="id2" draw:id="id2" draw:layer="layout" svg:width="0.921cm" svg:height="0.959cm" svg:x="6.843cm" svg:y="5.563cm">
          <draw:image xlink:href="../../../../../../../../../../../Applications/LibreOffice.app/Contents/Resources/../Resources/gallery/arrows/A30-CurvedArrow-Gray.svg" xlink:type="simple" xlink:show="embed" xlink:actuate="onLoad">
            <text:p text:style-name="P4"><text:span text:style-name="T3">∞</text:span></text:p>
          </draw:image>
          <draw:image xlink:href="Pictures/100002010000010700000112A3F8A04B.png" xlink:type="simple" xlink:show="embed" xlink:actuate="onLoad"/>
        </draw:frame>
        <draw:connector draw:style-name="gr6" draw:text-style-name="P9" draw:layer="layout" svg:x1="6.08cm" svg:y1="6.02cm" svg:x2="6.843cm" svg:y2="6.042cm" draw:start-shape="id1" draw:start-glue-point="1" draw:end-shape="id2" draw:end-glue-point="3" svg:d="M6080 6020h382v22h381" svg:viewBox="0 0 764 23">
          <text:p/>
        </draw:connector>
        <draw:g xml:id="id3" draw:id="id3">
          <draw:g>
            <draw:polygon draw:style-name="gr3" draw:text-style-name="P6" draw:layer="layout" svg:width="0.222cm" svg:height="0.445cm" svg:x="8.551cm" svg:y="5.795cm" svg:viewBox="0 0 223 446" draw:points="223,222 177,446 0,446 45,222 0,0 177,0">
              <text:p/>
            </draw:polygon>
            <draw:polygon draw:style-name="gr4" draw:text-style-name="P7" draw:layer="layout" svg:width="0.222cm" svg:height="0.445cm" svg:x="8.755cm" svg:y="5.795cm" svg:viewBox="0 0 223 446" draw:points="223,222 177,446 0,446 46,222 0,0 177,0">
              <text:p/>
            </draw:polygon>
          </draw:g>
          <draw:custom-shape draw:style-name="gr5" draw:text-style-name="P8" draw:layer="layout" svg:width="0.557cm" svg:height="0.056cm" svg:x="8.368cm" svg:y="5.7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557cm" svg:height="0.056cm" svg:x="8.368cm" svg:y="6.269cm">
            <text:p/>
            <draw:enhanced-geometry svg:viewBox="0 0 21600 21600" draw:type="rectangle" draw:enhanced-path="M 0 0 L 21600 0 21600 21600 0 21600 0 0 Z N"/>
          </draw:custom-shape>
        </draw:g>
        <draw:connector draw:style-name="gr6" draw:text-style-name="P9" draw:layer="layout" svg:x1="7.764cm" svg:y1="6.042cm" svg:x2="8.368cm" svg:y2="6.02cm" draw:start-shape="id2" draw:start-glue-point="1" draw:end-shape="id3" draw:end-glue-point="3" svg:d="M7764 6042h302v-22h302" svg:viewBox="0 0 605 23">
          <text:p/>
        </draw:connector>
        <draw:frame draw:style-name="gr2" draw:text-style-name="P5" xml:id="id4" draw:id="id4" draw:layer="layout" svg:width="0.921cm" svg:height="0.959cm" svg:x="10.045cm" svg:y="4.8cm">
          <draw:image xlink:href="../../../../../../../../../../../Applications/LibreOffice.app/Contents/Resources/../Resources/gallery/arrows/A30-CurvedArrow-Gray.svg" xlink:type="simple" xlink:show="embed" xlink:actuate="onLoad">
            <text:p text:style-name="P4"><text:span text:style-name="T3">∞</text:span></text:p>
          </draw:image>
          <draw:image xlink:href="Pictures/100002010000010700000112A3F8A04B.png" xlink:type="simple" xlink:show="embed" xlink:actuate="onLoad"/>
        </draw:frame>
        <draw:connector draw:style-name="gr6" draw:text-style-name="P9" draw:layer="layout" draw:type="lines" draw:line-skew="-0.196cm" svg:x1="8.978cm" svg:y1="6.02cm" svg:x2="10.045cm" svg:y2="5.279cm" draw:start-shape="id3" draw:start-glue-point="1" draw:end-shape="id4" draw:end-glue-point="3" svg:d="M8978 6020h305l262-741h500" svg:viewBox="0 0 1068 742">
          <text:p/>
        </draw:connector>
        <draw:frame draw:style-name="gr2" draw:text-style-name="P5" xml:id="id5" draw:id="id5" draw:layer="layout" svg:width="0.921cm" svg:height="0.959cm" svg:x="10.072cm" svg:y="6.335cm">
          <draw:image xlink:href="../../../../../../../../../../../Applications/LibreOffice.app/Contents/Resources/../Resources/gallery/arrows/A30-CurvedArrow-Gray.svg" xlink:type="simple" xlink:show="embed" xlink:actuate="onLoad">
            <text:p text:style-name="P4"><text:span text:style-name="T3">∞</text:span></text:p>
          </draw:image>
          <draw:image xlink:href="Pictures/100002010000010700000112A3F8A04B.png" xlink:type="simple" xlink:show="embed" xlink:actuate="onLoad"/>
        </draw:frame>
        <draw:connector draw:style-name="gr6" draw:text-style-name="P9" draw:layer="layout" draw:type="lines" draw:line-skew="-0.196cm" svg:x1="8.978cm" svg:y1="6.02cm" svg:x2="10.072cm" svg:y2="6.814cm" draw:start-shape="id3" draw:start-glue-point="1" draw:end-shape="id5" draw:end-glue-point="3" svg:d="M8978 6020h305l289 794h500" svg:viewBox="0 0 1095 795">
          <text:p/>
        </draw:connector>
        <draw:frame draw:style-name="gr2" draw:text-style-name="P3" xml:id="id6" draw:id="id6" draw:layer="layout" svg:width="0.921cm" svg:height="0.959cm" svg:x="11.57cm" svg:y="7.041cm">
          <draw:image xlink:href="../../../../../../../../../../../Applications/LibreOffice.app/Contents/Resources/../Resources/gallery/arrows/A30-CurvedArrow-Gray.svg" xlink:type="simple" xlink:show="embed" xlink:actuate="onLoad">
            <text:p text:style-name="P2"><text:span text:style-name="T2">1</text:span></text:p>
          </draw:image>
          <draw:image xlink:href="Pictures/100002010000010700000112A3F8A04B.png" xlink:type="simple" xlink:show="embed" xlink:actuate="onLoad"/>
        </draw:frame>
        <draw:frame draw:style-name="gr2" draw:text-style-name="P3" xml:id="id8" draw:id="id8" draw:layer="layout" svg:width="0.921cm" svg:height="0.959cm" svg:x="11.564cm" svg:y="5.677cm">
          <draw:image xlink:href="../../../../../../../../../../../Applications/LibreOffice.app/Contents/Resources/../Resources/gallery/arrows/A30-CurvedArrow-Gray.svg" xlink:type="simple" xlink:show="embed" xlink:actuate="onLoad">
            <text:p text:style-name="P2"><text:span text:style-name="T2">1</text:span></text:p>
          </draw:image>
          <draw:image xlink:href="Pictures/100002010000010700000112A3F8A04B.png" xlink:type="simple" xlink:show="embed" xlink:actuate="onLoad"/>
        </draw:frame>
        <draw:g xml:id="id7" draw:id="id7">
          <draw:g>
            <draw:polygon draw:style-name="gr3" draw:text-style-name="P6" draw:layer="layout" svg:width="0.222cm" svg:height="0.445cm" svg:x="13.888cm" svg:y="5.796cm" svg:viewBox="0 0 223 446" draw:points="223,222 177,446 0,446 45,222 0,0 177,0">
              <text:p/>
            </draw:polygon>
            <draw:polygon draw:style-name="gr4" draw:text-style-name="P7" draw:layer="layout" svg:width="0.222cm" svg:height="0.445cm" svg:x="14.092cm" svg:y="5.796cm" svg:viewBox="0 0 223 446" draw:points="223,222 177,446 0,446 46,222 0,0 177,0">
              <text:p/>
            </draw:polygon>
          </draw:g>
          <draw:custom-shape draw:style-name="gr5" draw:text-style-name="P8" draw:layer="layout" svg:width="0.557cm" svg:height="0.056cm" svg:x="13.705cm" svg:y="5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557cm" svg:height="0.056cm" svg:x="13.705cm" svg:y="6.27cm">
            <text:p/>
            <draw:enhanced-geometry svg:viewBox="0 0 21600 21600" draw:type="rectangle" draw:enhanced-path="M 0 0 L 21600 0 21600 21600 0 21600 0 0 Z N"/>
          </draw:custom-shape>
        </draw:g>
        <draw:connector draw:style-name="gr6" draw:text-style-name="P9" draw:layer="layout" draw:type="lines" draw:line-skew="-0.201cm" svg:x1="12.491cm" svg:y1="7.52cm" svg:x2="13.705cm" svg:y2="6.021cm" draw:start-shape="id6" draw:start-glue-point="1" draw:end-shape="id7" draw:end-glue-point="3" svg:d="M12491 7520h299l414-1499h501" svg:viewBox="0 0 1215 1500">
          <text:p/>
        </draw:connector>
        <draw:connector draw:style-name="gr6" draw:text-style-name="P9" draw:layer="layout" draw:type="lines" draw:line-skew="-0.195cm" svg:x1="12.485cm" svg:y1="6.156cm" svg:x2="13.705cm" svg:y2="6.021cm" draw:start-shape="id8" draw:start-glue-point="1" draw:end-shape="id7" draw:end-glue-point="3" svg:d="M12485 6156h305l414-135h501" svg:viewBox="0 0 1221 136">
          <text:p/>
        </draw:connector>
        <draw:frame draw:style-name="gr2" draw:text-style-name="P5" xml:id="id9" draw:id="id9" draw:layer="layout" svg:width="0.921cm" svg:height="0.959cm" svg:x="10.09cm" svg:y="2.975cm">
          <draw:image xlink:href="../../../../../../../../../../../Applications/LibreOffice.app/Contents/Resources/../Resources/gallery/arrows/A30-CurvedArrow-Gray.svg" xlink:type="simple" xlink:show="embed" xlink:actuate="onLoad">
            <text:p text:style-name="P4"><text:span text:style-name="T3">∞</text:span></text:p>
          </draw:image>
          <draw:image xlink:href="Pictures/100002010000010700000112A3F8A04B.png" xlink:type="simple" xlink:show="embed" xlink:actuate="onLoad"/>
        </draw:frame>
        <draw:connector draw:style-name="gr7" draw:text-style-name="P10" draw:layer="layout" svg:x1="10.09cm" svg:y1="3.454cm" svg:x2="8.673cm" svg:y2="5.715cm" draw:start-shape="id9" draw:start-glue-point="3" draw:end-shape="id3" draw:end-glue-point="0" svg:d="M10090 3454h-1417v2261" svg:viewBox="0 0 1418 2262">
          <text:p/>
        </draw:connector>
        <draw:connector draw:style-name="gr7" draw:text-style-name="P10" draw:layer="layout" svg:x1="11.011cm" svg:y1="3.454cm" svg:x2="14.01cm" svg:y2="5.716cm" draw:start-shape="id9" draw:start-glue-point="1" draw:end-shape="id7" draw:end-glue-point="0" svg:d="M11011 3454h2999v2262" svg:viewBox="0 0 3000 2263">
          <text:p/>
        </draw:connector>
        <draw:frame draw:style-name="gr8" draw:text-style-name="P10" draw:layer="layout" svg:width="0.736cm" svg:height="0.535cm" svg:x="10.987cm" svg:y="6.606cm">
          <draw:image xlink:href="../../../../../../../../../../../Applications/LibreOffice.app/Contents/Resources/../Resources/gallery/arrows/A50-TrendArrow-LightBlue-FourDirections.svg" xlink:type="simple" xlink:show="embed" xlink:actuate="onLoad">
            <text:p/>
          </draw:image>
          <draw:image xlink:href="Pictures/10000201000001E00000015C8F3A6B00.png" xlink:type="simple" xlink:show="embed" xlink:actuate="onLoad"/>
        </draw:frame>
        <draw:frame draw:style-name="gr8" draw:text-style-name="P10" draw:layer="layout" svg:width="0.736cm" svg:height="0.535cm" draw:transform="rotate (-1.5707963267949) translate (10.808cm 3.965cm)">
          <draw:image xlink:href="../../../../../../../../../../../Applications/LibreOffice.app/Contents/Resources/../Resources/gallery/arrows/A50-TrendArrow-LightBlue-FourDirections.svg" xlink:type="simple" xlink:show="embed" xlink:actuate="onLoad">
            <text:p/>
          </draw:image>
          <draw:image xlink:href="Pictures/10000201000001E00000015C8F3A6B00.png" xlink:type="simple" xlink:show="embed" xlink:actuate="onLoad"/>
        </draw:frame>
        <draw:g>
          <draw:g>
            <draw:custom-shape draw:style-name="gr9" draw:text-style-name="P8" draw:layer="layout" svg:width="0.07cm" svg:height="0.07cm" svg:x="10.349cm" svg:y="6.017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9" draw:text-style-name="P8" draw:layer="layout" svg:width="0.07cm" svg:height="0.07cm" svg:x="10.502cm" svg:y="6.017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9" draw:text-style-name="P8" draw:layer="layout" svg:width="0.07cm" svg:height="0.07cm" svg:x="10.654cm" svg:y="6.017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</draw:g>
          <draw:custom-shape draw:style-name="gr10" draw:text-style-name="P10" draw:layer="layout" svg:width="0.61cm" svg:height="0.305cm" svg:x="10.197cm" svg:y="5.86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9" draw:text-style-name="P8" draw:layer="layout" svg:width="0.07cm" svg:height="0.07cm" svg:x="11.874cm" svg:y="6.832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9" draw:text-style-name="P8" draw:layer="layout" svg:width="0.07cm" svg:height="0.07cm" svg:x="12.027cm" svg:y="6.832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9" draw:text-style-name="P8" draw:layer="layout" svg:width="0.07cm" svg:height="0.07cm" svg:x="12.179cm" svg:y="6.832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</draw:g>
          <draw:custom-shape draw:style-name="gr10" draw:text-style-name="P10" draw:layer="layout" svg:width="0.61cm" svg:height="0.305cm" svg:x="11.722cm" svg:y="6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1" draw:text-style-name="P12" xml:id="id10" draw:id="id10" draw:layer="layout" svg:width="1.295cm" svg:height="1.112cm" svg:x="9.892cm" svg:y="10.548cm">
          <draw:image xlink:href="Pictures/10000201000001FF000001B7DBFD13A3.png" xlink:type="simple" xlink:show="embed" xlink:actuate="onLoad">
            <text:p text:style-name="P11"><text:span text:style-name="T4"><text:s text:c="22"/></text:span><text:span text:style-name="T5">APNS</text:span></text:p>
          </draw:image>
        </draw:frame>
        <draw:connector draw:style-name="gr12" draw:text-style-name="P9" draw:layer="layout" draw:type="line" svg:x1="10.532cm" svg:y1="7.294cm" svg:x2="10.539cm" svg:y2="10.548cm" draw:start-shape="id5" draw:start-glue-point="2" draw:end-shape="id10" draw:end-glue-point="0" svg:d="M10532 7294l7 3254" svg:viewBox="0 0 8 3255">
          <text:p/>
        </draw:connector>
        <draw:frame draw:style-name="gr13" draw:text-style-name="P10" xml:id="id11" draw:id="id11" draw:layer="layout" svg:width="1.044cm" svg:height="0.331cm" draw:transform="rotate (1.5707963267949) translate (10.655cm 10.264cm)">
          <draw:image xlink:href="../../../../../../../../../../../Applications/LibreOffice.app/Contents/Resources/../Resources/gallery/arrows/A55-TrendArrow-TwoDirections.svg" xlink:type="simple" xlink:show="embed" xlink:actuate="onLoad">
            <text:p/>
          </draw:image>
          <draw:image xlink:href="Pictures/100002010000019800000082C391C9E9.png" xlink:type="simple" xlink:show="embed" xlink:actuate="onLoad"/>
        </draw:frame>
        <draw:connector draw:style-name="gr14" draw:text-style-name="P9" draw:layer="layout" draw:type="lines" svg:x1="12.03cm" svg:y1="8cm" svg:x2="10.986cm" svg:y2="9.742cm" draw:start-shape="id6" draw:start-glue-point="2" draw:end-shape="id11" draw:end-glue-point="2" svg:d="M12030 8000v500l-544 1242h-500" svg:viewBox="0 0 1045 1743">
          <text:p/>
        </draw:connector>
        <draw:g xml:id="id12" draw:id="id12">
          <draw:g>
            <draw:polygon draw:style-name="gr3" draw:text-style-name="P6" draw:layer="layout" svg:width="0.222cm" svg:height="0.445cm" svg:x="3.013cm" svg:y="17.697cm" svg:viewBox="0 0 223 446" draw:points="223,222 177,446 0,446 45,222 0,0 177,0">
              <text:p/>
            </draw:polygon>
            <draw:polygon draw:style-name="gr4" draw:text-style-name="P7" draw:layer="layout" svg:width="0.222cm" svg:height="0.445cm" svg:x="3.217cm" svg:y="17.697cm" svg:viewBox="0 0 223 446" draw:points="223,222 177,446 0,446 46,222 0,0 177,0">
              <text:p/>
            </draw:polygon>
          </draw:g>
          <draw:custom-shape draw:style-name="gr5" draw:text-style-name="P8" draw:layer="layout" svg:width="0.557cm" svg:height="0.056cm" svg:x="2.83cm" svg:y="17.61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557cm" svg:height="0.056cm" svg:x="2.83cm" svg:y="18.171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5" xml:id="id13" draw:id="id13" draw:layer="layout" svg:width="0.921cm" svg:height="0.959cm" svg:x="4.203cm" svg:y="17.465cm">
          <draw:image xlink:href="../../../../../../../../../../../Applications/LibreOffice.app/Contents/Resources/../Resources/gallery/arrows/A30-CurvedArrow-Gray.svg" xlink:type="simple" xlink:show="embed" xlink:actuate="onLoad">
            <text:p text:style-name="P4"><text:span text:style-name="T3">∞</text:span></text:p>
          </draw:image>
          <draw:image xlink:href="Pictures/100002010000010700000112A3F8A04B.png" xlink:type="simple" xlink:show="embed" xlink:actuate="onLoad"/>
        </draw:frame>
        <draw:connector draw:style-name="gr6" draw:text-style-name="P9" draw:layer="layout" svg:x1="3.44cm" svg:y1="17.922cm" svg:x2="4.203cm" svg:y2="17.944cm" draw:start-shape="id12" draw:start-glue-point="1" draw:end-shape="id13" draw:end-glue-point="3" svg:d="M3440 17922h382v22h381" svg:viewBox="0 0 764 23">
          <text:p/>
        </draw:connector>
        <draw:g xml:id="id14" draw:id="id14">
          <draw:g>
            <draw:polygon draw:style-name="gr3" draw:text-style-name="P6" draw:layer="layout" svg:width="0.222cm" svg:height="0.445cm" svg:x="5.911cm" svg:y="17.697cm" svg:viewBox="0 0 223 446" draw:points="223,222 177,446 0,446 45,222 0,0 177,0">
              <text:p/>
            </draw:polygon>
            <draw:polygon draw:style-name="gr4" draw:text-style-name="P7" draw:layer="layout" svg:width="0.222cm" svg:height="0.445cm" svg:x="6.115cm" svg:y="17.697cm" svg:viewBox="0 0 223 446" draw:points="223,222 177,446 0,446 46,222 0,0 177,0">
              <text:p/>
            </draw:polygon>
          </draw:g>
          <draw:custom-shape draw:style-name="gr5" draw:text-style-name="P8" draw:layer="layout" svg:width="0.557cm" svg:height="0.056cm" svg:x="5.728cm" svg:y="17.61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557cm" svg:height="0.056cm" svg:x="5.728cm" svg:y="18.171cm">
            <text:p/>
            <draw:enhanced-geometry svg:viewBox="0 0 21600 21600" draw:type="rectangle" draw:enhanced-path="M 0 0 L 21600 0 21600 21600 0 21600 0 0 Z N"/>
          </draw:custom-shape>
        </draw:g>
        <draw:connector draw:style-name="gr6" draw:text-style-name="P9" draw:layer="layout" svg:x1="5.124cm" svg:y1="17.944cm" svg:x2="5.728cm" svg:y2="17.922cm" draw:start-shape="id13" draw:start-glue-point="1" draw:end-shape="id14" draw:end-glue-point="3" svg:d="M5124 17944h302v-22h302" svg:viewBox="0 0 605 23">
          <text:p/>
        </draw:connector>
        <draw:frame draw:style-name="gr2" draw:text-style-name="P5" xml:id="id15" draw:id="id15" draw:layer="layout" svg:width="0.921cm" svg:height="0.959cm" svg:x="7.405cm" svg:y="16.702cm">
          <draw:image xlink:href="../../../../../../../../../../../Applications/LibreOffice.app/Contents/Resources/../Resources/gallery/arrows/A30-CurvedArrow-Gray.svg" xlink:type="simple" xlink:show="embed" xlink:actuate="onLoad">
            <text:p text:style-name="P4"><text:span text:style-name="T3">∞</text:span></text:p>
          </draw:image>
          <draw:image xlink:href="Pictures/100002010000010700000112A3F8A04B.png" xlink:type="simple" xlink:show="embed" xlink:actuate="onLoad"/>
        </draw:frame>
        <draw:connector draw:style-name="gr6" draw:text-style-name="P9" draw:layer="layout" draw:type="lines" draw:line-skew="-0.196cm" svg:x1="6.338cm" svg:y1="17.922cm" svg:x2="7.405cm" svg:y2="17.181cm" draw:start-shape="id14" draw:start-glue-point="1" draw:end-shape="id15" draw:end-glue-point="3" svg:d="M6338 17922h305l262-741h500" svg:viewBox="0 0 1068 742">
          <text:p/>
        </draw:connector>
        <draw:frame draw:style-name="gr2" draw:text-style-name="P5" xml:id="id16" draw:id="id16" draw:layer="layout" svg:width="0.921cm" svg:height="0.959cm" svg:x="7.432cm" svg:y="18.237cm">
          <draw:image xlink:href="../../../../../../../../../../../Applications/LibreOffice.app/Contents/Resources/../Resources/gallery/arrows/A30-CurvedArrow-Gray.svg" xlink:type="simple" xlink:show="embed" xlink:actuate="onLoad">
            <text:p text:style-name="P4"><text:span text:style-name="T3">∞</text:span></text:p>
          </draw:image>
          <draw:image xlink:href="Pictures/100002010000010700000112A3F8A04B.png" xlink:type="simple" xlink:show="embed" xlink:actuate="onLoad"/>
        </draw:frame>
        <draw:connector draw:style-name="gr6" draw:text-style-name="P9" draw:layer="layout" draw:type="lines" draw:line-skew="-0.196cm" svg:x1="6.338cm" svg:y1="17.922cm" svg:x2="7.432cm" svg:y2="18.716cm" draw:start-shape="id14" draw:start-glue-point="1" draw:end-shape="id16" draw:end-glue-point="3" svg:d="M6338 17922h305l289 794h500" svg:viewBox="0 0 1095 795">
          <text:p/>
        </draw:connector>
        <draw:frame draw:style-name="gr2" draw:text-style-name="P3" xml:id="id17" draw:id="id17" draw:layer="layout" svg:width="0.921cm" svg:height="0.959cm" svg:x="8.93cm" svg:y="18.943cm">
          <draw:image xlink:href="../../../../../../../../../../../Applications/LibreOffice.app/Contents/Resources/../Resources/gallery/arrows/A30-CurvedArrow-Gray.svg" xlink:type="simple" xlink:show="embed" xlink:actuate="onLoad">
            <text:p text:style-name="P2"><text:span text:style-name="T2">1</text:span></text:p>
          </draw:image>
          <draw:image xlink:href="Pictures/100002010000010700000112A3F8A04B.png" xlink:type="simple" xlink:show="embed" xlink:actuate="onLoad"/>
        </draw:frame>
        <draw:frame draw:style-name="gr2" draw:text-style-name="P3" xml:id="id19" draw:id="id19" draw:layer="layout" svg:width="0.921cm" svg:height="0.959cm" svg:x="8.924cm" svg:y="17.579cm">
          <draw:image xlink:href="../../../../../../../../../../../Applications/LibreOffice.app/Contents/Resources/../Resources/gallery/arrows/A30-CurvedArrow-Gray.svg" xlink:type="simple" xlink:show="embed" xlink:actuate="onLoad">
            <text:p text:style-name="P2"><text:span text:style-name="T2">1</text:span></text:p>
          </draw:image>
          <draw:image xlink:href="Pictures/100002010000010700000112A3F8A04B.png" xlink:type="simple" xlink:show="embed" xlink:actuate="onLoad"/>
        </draw:frame>
        <draw:g xml:id="id18" draw:id="id18">
          <draw:g>
            <draw:polygon draw:style-name="gr3" draw:text-style-name="P6" draw:layer="layout" svg:width="0.222cm" svg:height="0.445cm" svg:x="11.248cm" svg:y="17.698cm" svg:viewBox="0 0 223 446" draw:points="223,222 177,446 0,446 45,222 0,0 177,0">
              <text:p/>
            </draw:polygon>
            <draw:polygon draw:style-name="gr4" draw:text-style-name="P7" draw:layer="layout" svg:width="0.222cm" svg:height="0.445cm" svg:x="11.452cm" svg:y="17.698cm" svg:viewBox="0 0 223 446" draw:points="223,222 177,446 0,446 46,222 0,0 177,0">
              <text:p/>
            </draw:polygon>
          </draw:g>
          <draw:custom-shape draw:style-name="gr5" draw:text-style-name="P8" draw:layer="layout" svg:width="0.557cm" svg:height="0.056cm" svg:x="11.065cm" svg:y="17.6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557cm" svg:height="0.056cm" svg:x="11.065cm" svg:y="18.172cm">
            <text:p/>
            <draw:enhanced-geometry svg:viewBox="0 0 21600 21600" draw:type="rectangle" draw:enhanced-path="M 0 0 L 21600 0 21600 21600 0 21600 0 0 Z N"/>
          </draw:custom-shape>
        </draw:g>
        <draw:connector draw:style-name="gr6" draw:text-style-name="P9" draw:layer="layout" draw:type="lines" draw:line-skew="-0.201cm" svg:x1="9.851cm" svg:y1="19.422cm" svg:x2="11.065cm" svg:y2="17.923cm" draw:start-shape="id17" draw:start-glue-point="1" draw:end-shape="id18" draw:end-glue-point="3" svg:d="M9851 19422h299l414-1499h501" svg:viewBox="0 0 1215 1500">
          <text:p/>
        </draw:connector>
        <draw:connector draw:style-name="gr6" draw:text-style-name="P9" draw:layer="layout" draw:type="lines" draw:line-skew="-0.195cm" svg:x1="9.845cm" svg:y1="18.058cm" svg:x2="11.065cm" svg:y2="17.923cm" draw:start-shape="id19" draw:start-glue-point="1" draw:end-shape="id18" draw:end-glue-point="3" svg:d="M9845 18058h305l414-135h501" svg:viewBox="0 0 1221 136">
          <text:p/>
        </draw:connector>
        <draw:frame draw:style-name="gr2" draw:text-style-name="P5" xml:id="id20" draw:id="id20" draw:layer="layout" svg:width="0.921cm" svg:height="0.959cm" svg:x="7.45cm" svg:y="14.877cm">
          <draw:image xlink:href="../../../../../../../../../../../Applications/LibreOffice.app/Contents/Resources/../Resources/gallery/arrows/A30-CurvedArrow-Gray.svg" xlink:type="simple" xlink:show="embed" xlink:actuate="onLoad">
            <text:p text:style-name="P4"><text:span text:style-name="T3">∞</text:span></text:p>
          </draw:image>
          <draw:image xlink:href="Pictures/100002010000010700000112A3F8A04B.png" xlink:type="simple" xlink:show="embed" xlink:actuate="onLoad"/>
        </draw:frame>
        <draw:connector draw:style-name="gr15" draw:text-style-name="P10" draw:layer="layout" svg:x1="7.45cm" svg:y1="15.356cm" svg:x2="6.033cm" svg:y2="17.617cm" draw:start-shape="id20" draw:start-glue-point="3" draw:end-shape="id14" draw:end-glue-point="0" svg:d="M7450 15356h-1417v2261" svg:viewBox="0 0 1418 2262">
          <text:p/>
        </draw:connector>
        <draw:connector draw:style-name="gr15" draw:text-style-name="P10" draw:layer="layout" svg:x1="8.371cm" svg:y1="15.356cm" svg:x2="11.37cm" svg:y2="17.618cm" draw:start-shape="id20" draw:start-glue-point="1" draw:end-shape="id18" draw:end-glue-point="0" svg:d="M8371 15356h2999v2262" svg:viewBox="0 0 3000 2263">
          <text:p/>
        </draw:connector>
        <draw:frame draw:style-name="gr8" draw:text-style-name="P10" draw:layer="layout" svg:width="0.736cm" svg:height="0.535cm" svg:x="8.347cm" svg:y="18.508cm">
          <draw:image xlink:href="../../../../../../../../../../../Applications/LibreOffice.app/Contents/Resources/../Resources/gallery/arrows/A50-TrendArrow-LightBlue-FourDirections.svg" xlink:type="simple" xlink:show="embed" xlink:actuate="onLoad">
            <text:p/>
          </draw:image>
          <draw:image xlink:href="Pictures/10000201000001E00000015C8F3A6B00.png" xlink:type="simple" xlink:show="embed" xlink:actuate="onLoad"/>
        </draw:frame>
        <draw:frame draw:style-name="gr8" draw:text-style-name="P10" draw:layer="layout" svg:width="0.736cm" svg:height="0.535cm" draw:transform="rotate (-1.5707963267949) translate (8.168cm 15.867cm)">
          <draw:image xlink:href="../../../../../../../../../../../Applications/LibreOffice.app/Contents/Resources/../Resources/gallery/arrows/A50-TrendArrow-LightBlue-FourDirections.svg" xlink:type="simple" xlink:show="embed" xlink:actuate="onLoad">
            <text:p/>
          </draw:image>
          <draw:image xlink:href="Pictures/10000201000001E00000015C8F3A6B00.png" xlink:type="simple" xlink:show="embed" xlink:actuate="onLoad"/>
        </draw:frame>
        <draw:g>
          <draw:g>
            <draw:custom-shape draw:style-name="gr9" draw:text-style-name="P8" draw:layer="layout" svg:width="0.07cm" svg:height="0.07cm" svg:x="7.709cm" svg:y="17.919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9" draw:text-style-name="P8" draw:layer="layout" svg:width="0.07cm" svg:height="0.07cm" svg:x="7.862cm" svg:y="17.919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9" draw:text-style-name="P8" draw:layer="layout" svg:width="0.07cm" svg:height="0.07cm" svg:x="8.014cm" svg:y="17.919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</draw:g>
          <draw:custom-shape draw:style-name="gr10" draw:text-style-name="P10" draw:layer="layout" svg:width="0.61cm" svg:height="0.305cm" svg:x="7.557cm" svg:y="17.767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9" draw:text-style-name="P8" draw:layer="layout" svg:width="0.07cm" svg:height="0.07cm" svg:x="9.234cm" svg:y="18.734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9" draw:text-style-name="P8" draw:layer="layout" svg:width="0.07cm" svg:height="0.07cm" svg:x="9.387cm" svg:y="18.734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9" draw:text-style-name="P8" draw:layer="layout" svg:width="0.07cm" svg:height="0.07cm" svg:x="9.539cm" svg:y="18.734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</draw:g>
          <draw:custom-shape draw:style-name="gr10" draw:text-style-name="P10" draw:layer="layout" svg:width="0.61cm" svg:height="0.305cm" svg:x="9.082cm" svg:y="18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6" draw:text-style-name="P10" xml:id="id21" draw:id="id21" draw:layer="layout" svg:width="1.295cm" svg:height="1.112cm" svg:x="7.252cm" svg:y="22.45cm">
          <draw:image xlink:href="Pictures/10000201000001FF000001B7DBFD13A3.png" xlink:type="simple" xlink:show="embed" xlink:actuate="onLoad">
            <text:p/>
          </draw:image>
        </draw:frame>
        <draw:connector draw:style-name="gr17" draw:text-style-name="P9" draw:layer="layout" draw:type="line" svg:x1="7.892cm" svg:y1="19.196cm" svg:x2="7.899cm" svg:y2="22.45cm" draw:start-shape="id16" draw:start-glue-point="2" draw:end-shape="id21" draw:end-glue-point="0" svg:d="M7892 19196l7 3254" svg:viewBox="0 0 8 3255">
          <text:p/>
        </draw:connector>
        <draw:frame draw:style-name="gr13" draw:text-style-name="P10" xml:id="id22" draw:id="id22" draw:layer="layout" svg:width="1.044cm" svg:height="0.331cm" draw:transform="rotate (1.5707963267949) translate (8.015cm 22.166cm)">
          <draw:image xlink:href="../../../../../../../../../../../Applications/LibreOffice.app/Contents/Resources/../Resources/gallery/arrows/A55-TrendArrow-TwoDirections.svg" xlink:type="simple" xlink:show="embed" xlink:actuate="onLoad">
            <text:p/>
          </draw:image>
          <draw:image xlink:href="Pictures/100002010000019800000082C391C9E9.png" xlink:type="simple" xlink:show="embed" xlink:actuate="onLoad"/>
        </draw:frame>
        <draw:connector draw:style-name="gr18" draw:text-style-name="P9" draw:layer="layout" draw:type="lines" svg:x1="9.39cm" svg:y1="19.902cm" svg:x2="8.346cm" svg:y2="21.644cm" draw:start-shape="id17" draw:start-glue-point="2" draw:end-shape="id22" draw:end-glue-point="2" svg:d="M9390 19902v500l-544 1242h-500" svg:viewBox="0 0 1045 1743">
          <text:p/>
        </draw:connector>
        <draw:frame draw:style-name="gr19" draw:text-style-name="P14" xml:id="id23" draw:id="id23" draw:layer="layout" svg:width="2.483cm" svg:height="0.679cm" svg:x="6.495cm" svg:y="7.39cm">
          <draw:text-box>
            <text:p text:style-name="P13"><text:span text:style-name="T6">streamer(s)</text:span></text:p>
          </draw:text-box>
        </draw:frame>
        <draw:connector draw:style-name="gr20" draw:text-style-name="P9" draw:layer="layout" draw:type="line" svg:x1="8.978cm" svg:y1="7.729cm" svg:x2="9.946cm" svg:y2="7.332cm" draw:start-shape="id23" draw:start-glue-point="1" svg:d="M8978 7729l968-397" svg:viewBox="0 0 969 398">
          <text:p/>
        </draw:connector>
        <draw:frame draw:style-name="gr19" draw:text-style-name="P14" xml:id="id24" draw:id="id24" draw:layer="layout" svg:width="3.173cm" svg:height="0.679cm" svg:x="13.357cm" svg:y="7.931cm">
          <draw:text-box>
            <text:p text:style-name="P13"><text:span text:style-name="T6">round-tripper(s)</text:span></text:p>
          </draw:text-box>
        </draw:frame>
        <draw:connector draw:style-name="gr20" draw:text-style-name="P9" draw:layer="layout" draw:type="line" svg:x1="13.357cm" svg:y1="8.27cm" svg:x2="12.621cm" svg:y2="7.899cm" draw:start-shape="id24" draw:start-glue-point="3" svg:d="M13357 8270l-736-371" svg:viewBox="0 0 737 372">
          <text:p/>
        </draw:connector>
        <draw:frame draw:style-name="gr19" draw:text-style-name="P14" xml:id="id25" draw:id="id25" draw:layer="layout" svg:width="2.094cm" svg:height="0.679cm" svg:x="6.233cm" svg:y="4.187cm">
          <draw:text-box>
            <text:p text:style-name="P13"><text:span text:style-name="T6">submitter</text:span></text:p>
          </draw:text-box>
        </draw:frame>
        <draw:connector draw:style-name="gr20" draw:text-style-name="P9" draw:layer="layout" draw:type="line" svg:x1="7.28cm" svg:y1="4.866cm" svg:x2="7.303cm" svg:y2="5.563cm" draw:start-shape="id25" draw:start-glue-point="2" draw:end-shape="id2" draw:end-glue-point="0" svg:d="M7280 4866l23 697" svg:viewBox="0 0 24 698">
          <text:p/>
        </draw:connector>
        <draw:frame draw:style-name="gr19" draw:text-style-name="P14" xml:id="id26" draw:id="id26" draw:layer="layout" svg:width="2.03cm" svg:height="0.679cm" svg:x="11.723cm" svg:y="3.73cm">
          <draw:text-box>
            <text:p text:style-name="P13"><text:span text:style-name="T6">governor</text:span></text:p>
          </draw:text-box>
        </draw:frame>
        <draw:connector draw:style-name="gr20" draw:text-style-name="P9" draw:layer="layout" draw:type="line" svg:x1="11.723cm" svg:y1="4.069cm" svg:x2="11.135cm" svg:y2="3.738cm" draw:start-shape="id26" svg:d="M11723 4069l-588-331" svg:viewBox="0 0 589 332">
          <text:p/>
        </draw:connector>
        <draw:line draw:style-name="gr21" draw:text-style-name="P9" draw:layer="layout" svg:x1="3.745cm" svg:y1="6.032cm" svg:x2="5.17cm" svg:y2="6.032cm">
          <text:p/>
        </draw:line>
        <draw:line draw:style-name="gr21" draw:text-style-name="P9" draw:layer="layout" svg:x1="14.568cm" svg:y1="6.032cm" svg:x2="17.06cm" svg:y2="6.032cm">
          <text:p/>
        </draw:line>
        <draw:frame draw:style-name="gr22" draw:text-style-name="P9" draw:layer="layout" svg:width="2.416cm" svg:height="1.191cm" svg:x="1.305cm" svg:y="5.422cm">
          <draw:text-box>
            <text:p text:style-name="P10"><text:span text:style-name="T5">Push</text:span></text:p>
            <text:p text:style-name="P10"><text:span text:style-name="T5">requests</text:span></text:p>
          </draw:text-box>
        </draw:frame>
        <draw:frame draw:style-name="gr22" draw:text-style-name="P9" draw:layer="layout" svg:width="2.416cm" svg:height="1.191cm" svg:x="17.165cm" svg:y="5.451cm">
          <draw:text-box>
            <text:p text:style-name="P10"><text:span text:style-name="T5">Push</text:span></text:p>
            <text:p text:style-name="P10"><text:span text:style-name="T5">resul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variable"/>
    <style:font-face style:name="Futura" svg:font-family="Futu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quare_20_45" draw:display-name="Square 45" svg:viewBox="0 0 1131 1131" svg:d="M0 564l564 567 567-567-567-564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09:32:21.392255000</meta:creation-date>
    <dc:date>2017-12-02T12:40:39.851738000</dc:date>
    <meta:editing-duration>PT57M1S</meta:editing-duration>
    <meta:editing-cycles>8</meta:editing-cycles>
    <meta:generator>LibreOffice/4.4.7.2$MacOSX_X86_64 LibreOffice_project/f3153a8b245191196a4b6b9abd1d0da16eead600</meta:generator>
    <meta:document-statistic meta:object-count="121"/>
  </office:meta>
</office:document-meta>
</file>